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string" calcext:value-type="string">
            <text:p>SK040 004-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040 004-1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K040 004-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040 004-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040 007-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K040 011-0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33:02.895719781</meta:creation-date>
    <dc:date>2019-04-13T13:37:54.394405439</dc:date>
    <meta:editing-duration>PT4M56S</meta:editing-duration>
    <meta:editing-cycles>9</meta:editing-cycles>
    <meta:generator>LibreOffice/6.0.7.3$Linux_X86_64 LibreOffice_project/00m0$Build-3</meta:generator>
    <meta:document-statistic meta:table-count="1" meta:cell-count="28" meta:object-count="0"/>
  </office:meta>
</office:document-meta>
</file>